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17pt" fo:font-weight="normal" officeooo:rsid="000bcfd8" officeooo:paragraph-rsid="001c4ac6" style:font-size-asian="17pt" style:font-weight-asian="normal" style:font-size-complex="17pt" style:font-weight-complex="normal"/>
    </style:style>
    <style:style style:name="P2" style:family="paragraph" style:parent-style-name="Standard">
      <style:paragraph-properties fo:text-align="center" style:justify-single-word="false"/>
      <style:text-properties officeooo:rsid="000bcfd8" officeooo:paragraph-rsid="001c4ac6"/>
    </style:style>
    <style:style style:name="P3" style:family="paragraph" style:parent-style-name="Standard">
      <style:paragraph-properties fo:line-height="100%" fo:text-align="center" style:justify-single-word="false"/>
      <style:text-properties fo:font-size="17pt" officeooo:rsid="000bcfd8" officeooo:paragraph-rsid="001c4ac6" style:font-size-asian="17pt" style:font-size-complex="17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officeooo:rsid="000bcfd8" officeooo:paragraph-rsid="001c4ac6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officeooo:rsid="000c9287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officeooo:rsid="000c9287" style:font-size-asian="28pt" style:font-size-complex="28pt"/>
    </style:style>
    <style:style style:name="T5" style:family="text">
      <style:text-properties fo:font-size="28pt" officeooo:rsid="001c4ac6" style:font-size-asian="28pt" style:font-size-complex="2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Herói dos Heróis<text:tab/></text:span><text:tab/>Novo Som<text:tab/><text:tab/> <text:span text:style-name="T4">[ 1</text:span><text:span text:style-name="T5">3</text:span><text:span text:style-name="T4"> ]</text:span></text:p>
      <text:p text:style-name="P2"/>
      <text:p text:style-name="P3">Uma missão coroada de paz,</text:p>
      <text:p text:style-name="P3">alicerçada nas mãos</text:p>
      <text:p text:style-name="P3">do supremo criador.</text:p>
      <text:p text:style-name="P3">No coração exalava o amor</text:p>
      <text:p text:style-name="P3">incompreendido na terra,</text:p>
      <text:p text:style-name="P3">a estrela da manhã.</text:p>
      <text:p text:style-name="P3"/>
      <text:p text:style-name="P3">Mesmo sofrendo ele não reclamou.</text:p>
      <text:p text:style-name="P3">Olhou pro céu e pediu pela humanidade.</text:p>
      <text:p text:style-name="P3">Naquela cruz o herói dos heróis,</text:p>
      <text:p text:style-name="P3">venceu a morte e levou ou!ou!</text:p>
      <text:p text:style-name="P3">sobre si os meus pecados.</text:p>
      <text:p text:style-name="P3"/>
      <text:p text:style-name="P3">Ele deixou sua glória no céu,</text:p>
      <text:p text:style-name="P3">veio revelar a luz do sol da justiça.</text:p>
      <text:p text:style-name="P3">Ele ensinou a verdade e o amor,</text:p>
      <text:p text:style-name="P3">provou do beijo da morte,</text:p>
      <text:p text:style-name="P3">se entregou em meu lugar.</text:p>
      <text:p text:style-name="P3"/>
      <text:p text:style-name="P3">Mesmo sofrendo ele não reclamou.</text:p>
      <text:p text:style-name="P3">Olhou pro céu e pediu pela humanidade.</text:p>
      <text:p text:style-name="P3">Naquela cruz o herói dos heróis,</text:p>
      <text:p text:style-name="P3">venceu a morte e levou ou!ou!</text:p>
      <text:p text:style-name="P3">sobre si os meus pecados.</text:p>
      <text:p text:style-name="P3"/>
      <text:p text:style-name="P3">No coração exalava o amor</text:p>
      <text:p text:style-name="P3">incompreendido na terra,</text:p>
      <text:p text:style-name="P3">a estrela da manhã.</text:p>
      <text:p text:style-name="P3"/>
      <text:p text:style-name="P3">Mesmo sofrendo ele não reclamou.</text:p>
      <text:p text:style-name="P3">Olhou pro céu e pediu pela humanidade.</text:p>
      <text:p text:style-name="P3">Naquela cruz o herói dos heróis,</text:p>
      <text:p text:style-name="P3">venceu a morte e levou ou!ou!</text:p>
      <text:p text:style-name="P1">sobre si os meus peca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6.001cm" fo:margin-left="0cm" fo:margin-right="3cm" fo:border-top="none" fo:border-bottom="none" fo:border-left="0.06pt solid #000000" fo:border-right="0.06pt solid #000000" fo:padding-top="0cm" fo:padding-bottom="0cm" fo:padding-left="0.499cm" fo:padding-right="0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7-11-04T13:58:38.734908039</dc:date>
    <meta:editing-duration>PT24M22S</meta:editing-duration>
    <meta:editing-cycles>16</meta:editing-cycles>
    <meta:generator>LibreOffice/5.4.1.2.0$Linux_X86_64 LibreOffice_project/40m0$Build-2</meta:generator>
    <meta:print-date>2017-11-02T16:02:21.550682606</meta:print-date>
    <meta:document-statistic meta:table-count="0" meta:image-count="0" meta:object-count="0" meta:page-count="1" meta:paragraph-count="30" meta:word-count="161" meta:character-count="850" meta:non-whitespace-character-count="716"/>
  </office:meta>
</office:document-meta>
</file>